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105.76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65.5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fo:language="en" fo:country="US" fo:font-weight="bold" style:font-name-asian="Noto Sans CJK SC" style:font-size-asian="12pt" style:font-weight-asian="bold" style:font-name-complex="Lohit Devanagari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ans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language="en" fo:country="US" fo:font-weight="bold" style:font-name-asian="Noto Sans CJK SC" style:font-size-asian="12pt" style:font-weight-asian="bold" style:font-name-complex="Lohit Devanagari" style:font-size-complex="12pt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424.63pt" svg:height="238.85pt" svg:x="2.83pt" svg:y="73.59pt">
            <draw:object draw:notify-on-update-of-ranges="Φύλλο1.A2:Φύλλο1.A5 Φύλλο1.B1:Φύλλο1.B1 Φύλλο1.B2:Φύλλο1.B5 Φύλλο1.C1:Φύλλο1.C1 Φύλλο1.C2:Φύλλο1.C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42.71pt" svg:height="253.67pt" svg:x="495.35pt" svg:y="66.27pt">
            <draw:object draw:notify-on-update-of-ranges="Φύλλο1.H2:Φύλλο1.H5 Φύλλο1.I1:Φύλλο1.I1 Φύλλο1.I2:Φύλλο1.I5 Φύλλο1.J1:Φύλλο1.J1 Φύλλο1.J2:Φύλλο1.J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44.27pt" svg:height="255.09pt" svg:x="495.35pt" svg:y="375.65pt">
            <draw:object draw:notify-on-update-of-ranges="Φύλλο1.H27:Φύλλο1.H29 Φύλλο1.I26:Φύλλο1.I26 Φύλλο1.I27:Φύλλο1.I29 Φύλλο1.J26:Φύλλο1.J26 Φύλλο1.J27:Φύλλο1.J29 Φύλλο1.K26:Φύλλο1.K26 Φύλλο1.K27:Φύλλο1.K29 Φύλλο1.L26:Φύλλο1.L26 Φύλλο1.L27:Φύλλο1.L29 Φύλλο1.M26:Φύλλο1.M26 Φύλλο1.M27:Φύλλο1.M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44.27pt" svg:height="255.09pt" svg:x="0.03pt" svg:y="375.7pt">
            <draw:object draw:notify-on-update-of-ranges="Φύλλο1.A27:Φύλλο1.A29 Φύλλο1.B26:Φύλλο1.B26 Φύλλο1.B27:Φύλλο1.B29 Φύλλο1.C26:Φύλλο1.C26 Φύλλο1.C27:Φύλλο1.C29 Φύλλο1.D26:Φύλλο1.D26 Φύλλο1.D27:Φύλλο1.D29 Φύλλο1.E26:Φύλλο1.E26 Φύλλο1.E27:Φύλλο1.E29 Φύλλο1.F26:Φύλλο1.F26 Φύλλο1.F27:Φύλλο1.F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431.23pt" svg:height="255.34pt" svg:x="0.03pt" svg:y="697.86pt">
            <draw:object draw:notify-on-update-of-ranges="Φύλλο1.A52:Φύλλο1.A54 Φύλλο1.B51:Φύλλο1.B51 Φύλλο1.B52:Φύλλο1.B54 Φύλλο1.C51:Φύλλο1.C51 Φύλλο1.C52:Φύλλο1.C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31.35pt" svg:height="254.86pt" svg:x="0.03pt" svg:y="1019.99pt">
            <draw:object draw:notify-on-update-of-ranges="Φύλλο1.A77:Φύλλο1.A79 Φύλλο1.B76:Φύλλο1.B76 Φύλλο1.B77:Φύλλο1.B79 Φύλλο1.C76:Φύλλο1.C76 Φύλλο1.C77:Φύλλο1.C7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447.31pt" svg:height="251.86pt" svg:x="495.78pt" svg:y="700.75pt">
            <draw:object draw:notify-on-update-of-ranges="Φύλλο1.H51:Φύλλο1.H51 Φύλλο1.I51:Φύλλο1.I51 Φύλλο1.I52:Φύλλο1.I54 Φύλλο1.J51:Φύλλο1.J51 Φύλλο1.J52:Φύλλο1.J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7" draw:style-name="gr1" draw:text-style-name="P1" svg:width="448.33pt" svg:height="252.17pt" svg:x="495.58pt" svg:y="1020.36pt">
            <draw:object draw:notify-on-update-of-ranges="Φύλλο1.H76:Φύλλο1.H76 Φύλλο1.H77:Φύλλο1.H79 Φύλλο1.I76:Φύλλο1.I76 Φύλλο1.I77:Φύλλο1.I79 Φύλλο1.J76:Φύλλο1.J76 Φύλλο1.J77:Φύλλο1.J7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Associativity</text:p>
          </table:table-cell>
          <table:table-cell table:style-name="ce1" office:value-type="string" calcext:value-type="string">
            <text:p>429mcf</text:p>
          </table:table-cell>
          <table:table-cell table:style-name="ce1" office:value-type="string" calcext:value-type="string">
            <text:p>401bzip2</text:p>
          </table:table-cell>
          <table:table-cell table:number-columns-repeated="4"/>
          <table:table-cell table:style-name="ce1" office:value-type="string" calcext:value-type="string">
            <text:p>Associativity</text:p>
          </table:table-cell>
          <table:table-cell table:style-name="ce6" office:value-type="string" calcext:value-type="string">
            <text:p><text:span text:style-name="T1">%429mcf</text:span></text:p>
          </table:table-cell>
          <table:table-cell table:style-name="ce9" office:value-type="string" calcext:value-type="string">
            <text:p>%401bzip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1-way</text:p>
          </table:table-cell>
          <table:table-cell table:style-name="ce2" office:value-type="float" office:value="1.138807" calcext:value-type="float">
            <text:p>1.138807</text:p>
          </table:table-cell>
          <table:table-cell table:style-name="ce2" office:value-type="float" office:value="1.537472" calcext:value-type="float">
            <text:p>1.537472</text:p>
          </table:table-cell>
          <table:table-cell table:number-columns-repeated="4"/>
          <table:table-cell table:style-name="ce2" office:value-type="string" calcext:value-type="string">
            <text:p>1-way</text:p>
          </table:table-cell>
          <table:table-cell table:number-columns-repeated="2" table:style-name="ce7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2-way</text:p>
          </table:table-cell>
          <table:table-cell table:style-name="ce2" office:value-type="float" office:value="1.134034" calcext:value-type="float">
            <text:p>1.134034</text:p>
          </table:table-cell>
          <table:table-cell table:style-name="ce2" office:value-type="float" office:value="1.534778" calcext:value-type="float">
            <text:p>1.534778</text:p>
          </table:table-cell>
          <table:table-cell table:number-columns-repeated="4"/>
          <table:table-cell table:style-name="ce2" office:value-type="string" calcext:value-type="string">
            <text:p>2-way</text:p>
          </table:table-cell>
          <table:table-cell table:style-name="ce7" table:formula="of:=[.B2]/[.B3]" office:value-type="percentage" office:value="1.00420886851717" calcext:value-type="percentage">
            <text:p>100.42%</text:p>
          </table:table-cell>
          <table:table-cell table:style-name="ce7" table:formula="of:=[.C2]/[.C3]" office:value-type="percentage" office:value="1.00175530272131" calcext:value-type="percentage">
            <text:p>100.18%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4-way</text:p>
          </table:table-cell>
          <table:table-cell table:style-name="ce2" office:value-type="float" office:value="1.133878" calcext:value-type="float">
            <text:p>1.133878</text:p>
          </table:table-cell>
          <table:table-cell table:style-name="ce2" office:value-type="float" office:value="1.533048" calcext:value-type="float">
            <text:p>1.533048</text:p>
          </table:table-cell>
          <table:table-cell table:number-columns-repeated="4"/>
          <table:table-cell table:style-name="ce2" office:value-type="string" calcext:value-type="string">
            <text:p>4-way</text:p>
          </table:table-cell>
          <table:table-cell table:style-name="ce7" table:formula="of:=[.B2]/[.B4]" office:value-type="percentage" office:value="1.0043470285163" calcext:value-type="percentage">
            <text:p>100.43%</text:p>
          </table:table-cell>
          <table:table-cell table:style-name="ce7" table:formula="of:=[.C2]/[.C4]" office:value-type="percentage" office:value="1.00288575439256" calcext:value-type="percentage">
            <text:p>100.29%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8-way</text:p>
          </table:table-cell>
          <table:table-cell table:style-name="ce2" office:value-type="float" office:value="1.133878" calcext:value-type="float">
            <text:p>1.133878</text:p>
          </table:table-cell>
          <table:table-cell table:style-name="ce2" office:value-type="float" office:value="1.533309" calcext:value-type="float">
            <text:p>1.533309</text:p>
          </table:table-cell>
          <table:table-cell table:number-columns-repeated="4"/>
          <table:table-cell table:style-name="ce2" office:value-type="string" calcext:value-type="string">
            <text:p>8-way</text:p>
          </table:table-cell>
          <table:table-cell table:style-name="ce7" table:formula="of:=[.B2]/[.B5]" office:value-type="percentage" office:value="1.0043470285163" calcext:value-type="percentage">
            <text:p>100.43%</text:p>
          </table:table-cell>
          <table:table-cell table:style-name="ce8" table:formula="of:=[.C2]/[.C5]" office:value-type="percentage" office:value="1.00271504308655" calcext:value-type="percentage">
            <text:p>100.27%</text:p>
          </table:table-cell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2" table:number-columns-repeated="2"/>
          <table:table-cell table:number-columns-repeated="9"/>
        </table:table-row>
        <table:table-row table:style-name="ro2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9"/>
        </table:table-row>
        <table:table-row table:style-name="ro2" table:number-rows-repeated="17">
          <table:table-cell table:number-columns-repeated="15"/>
        </table:table-row>
        <table:table-row table:style-name="ro1">
          <table:table-cell table:style-name="ce1" office:value-type="string" calcext:value-type="string">
            <text:p>Cache Line Size</text:p>
          </table:table-cell>
          <table:table-cell table:style-name="ce3" office:value-type="string" calcext:value-type="string">
            <text:p>470lbm</text:p>
          </table:table-cell>
          <table:table-cell table:style-name="ce4" office:value-type="string" calcext:value-type="string">
            <text:p>458sjeng</text:p>
          </table:table-cell>
          <table:table-cell table:style-name="ce5" office:value-type="string" calcext:value-type="string">
            <text:p>456hmmer</text:p>
          </table:table-cell>
          <table:table-cell table:style-name="ce1" office:value-type="string" calcext:value-type="string">
            <text:p>429mcf</text:p>
          </table:table-cell>
          <table:table-cell table:style-name="ce1" office:value-type="string" calcext:value-type="string">
            <text:p>401bzip2</text:p>
          </table:table-cell>
          <table:table-cell/>
          <table:table-cell table:style-name="ce1" office:value-type="string" calcext:value-type="string">
            <text:p>Cache Line Size</text:p>
          </table:table-cell>
          <table:table-cell table:style-name="ce3" office:value-type="string" calcext:value-type="string">
            <text:p>%470lbm</text:p>
          </table:table-cell>
          <table:table-cell table:style-name="ce3" office:value-type="string" calcext:value-type="string">
            <text:p>%458sjeng</text:p>
          </table:table-cell>
          <table:table-cell table:style-name="ce10" office:value-type="string" calcext:value-type="string">
            <text:p>%456hmmer</text:p>
          </table:table-cell>
          <table:table-cell table:style-name="ce1" office:value-type="string" calcext:value-type="string">
            <text:p>%429mcf</text:p>
          </table:table-cell>
          <table:table-cell table:style-name="ce1" office:value-type="string" calcext:value-type="string">
            <text:p>%401bzip2</text:p>
          </table:table-cell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.919794" calcext:value-type="float">
            <text:p>3.919794</text:p>
          </table:table-cell>
          <table:table-cell table:style-name="ce2" office:value-type="float" office:value="11.664983" calcext:value-type="float">
            <text:p>11.664983</text:p>
          </table:table-cell>
          <table:table-cell table:style-name="ce2" office:value-type="float" office:value="1.185982" calcext:value-type="float">
            <text:p>1.185982</text:p>
          </table:table-cell>
          <table:table-cell table:style-name="ce2" office:value-type="float" office:value="1.152669" calcext:value-type="float">
            <text:p>1.152669</text:p>
          </table:table-cell>
          <table:table-cell table:style-name="ce2" office:value-type="float" office:value="1.638202" calcext:value-type="float">
            <text:p>1.63820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number-columns-repeated="5" table:style-name="ce8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.628334" calcext:value-type="float">
            <text:p>2.628334</text:p>
          </table:table-cell>
          <table:table-cell table:style-name="ce2" office:value-type="float" office:value="7.057547" calcext:value-type="float">
            <text:p>7.057547</text:p>
          </table:table-cell>
          <table:table-cell table:style-name="ce2" office:value-type="float" office:value="1.182639" calcext:value-type="float">
            <text:p>1.182639</text:p>
          </table:table-cell>
          <table:table-cell table:style-name="ce2" office:value-type="float" office:value="1.138807" calcext:value-type="float">
            <text:p>1.138807</text:p>
          </table:table-cell>
          <table:table-cell table:style-name="ce2" office:value-type="float" office:value="1.537472" calcext:value-type="float">
            <text:p>1.537472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8" table:formula="of:=[.B27]/[.B28]" office:value-type="percentage" office:value="1.49136068703597" calcext:value-type="percentage">
            <text:p>149.14%</text:p>
          </table:table-cell>
          <table:table-cell table:style-name="ce8" table:formula="of:=[.C27]/[.C28]" office:value-type="percentage" office:value="1.65283816034098" calcext:value-type="percentage">
            <text:p>165.28%</text:p>
          </table:table-cell>
          <table:table-cell table:style-name="ce8" table:formula="of:=[.D27]/[.D28]" office:value-type="percentage" office:value="1.00282672903566" calcext:value-type="percentage">
            <text:p>100.28%</text:p>
          </table:table-cell>
          <table:table-cell table:style-name="ce8" table:formula="of:=[.E27]/[.E28]" office:value-type="percentage" office:value="1.01217238741947" calcext:value-type="percentage">
            <text:p>101.22%</text:p>
          </table:table-cell>
          <table:table-cell table:style-name="ce8" table:formula="of:=[.F27]/[.F28]" office:value-type="percentage" office:value="1.06551664030304" calcext:value-type="percentage">
            <text:p>106.55%</text:p>
          </table:table-cell>
          <table:table-cell table:number-columns-repeated="2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.991476" calcext:value-type="float">
            <text:p>1.991476</text:p>
          </table:table-cell>
          <table:table-cell table:style-name="ce2" office:value-type="float" office:value="5.011064" calcext:value-type="float">
            <text:p>5.011064</text:p>
          </table:table-cell>
          <table:table-cell table:style-name="ce2" office:value-type="float" office:value="1.178179" calcext:value-type="float">
            <text:p>1.178179</text:p>
          </table:table-cell>
          <table:table-cell table:style-name="ce2" office:value-type="float" office:value="1.114983" calcext:value-type="float">
            <text:p>1.114983</text:p>
          </table:table-cell>
          <table:table-cell table:style-name="ce2" office:value-type="float" office:value="1.533115" calcext:value-type="float">
            <text:p>1.533115</text:p>
          </table:table-cell>
          <table:table-cell/>
          <table:table-cell table:style-name="ce2" office:value-type="float" office:value="128" calcext:value-type="float">
            <text:p>128</text:p>
          </table:table-cell>
          <table:table-cell table:style-name="ce8" table:formula="of:=[.B27]/[.B29]" office:value-type="percentage" office:value="1.96828583422547" calcext:value-type="percentage">
            <text:p>196.83%</text:p>
          </table:table-cell>
          <table:table-cell table:style-name="ce8" table:formula="of:=[.C27]/[.C29]" office:value-type="percentage" office:value="2.3278455433816" calcext:value-type="percentage">
            <text:p>232.78%</text:p>
          </table:table-cell>
          <table:table-cell table:style-name="ce11" table:formula="of:=[.D27]/[.D29]" office:value-type="percentage" office:value="1.00662293250856" calcext:value-type="percentage">
            <text:p>100.66%</text:p>
          </table:table-cell>
          <table:table-cell table:style-name="ce8" table:formula="of:=[.E27]/[.E29]" office:value-type="percentage" office:value="1.03379961846952" calcext:value-type="percentage">
            <text:p>103.38%</text:p>
          </table:table-cell>
          <table:table-cell table:style-name="ce8" table:formula="of:=[.F27]/[.F29]" office:value-type="percentage" office:value="1.06854476017781" calcext:value-type="percentage">
            <text:p>106.85%</text:p>
          </table:table-cell>
          <table:table-cell table:number-columns-repeated="2"/>
        </table:table-row>
        <table:table-row table:style-name="ro2">
          <table:table-cell table:style-name="ce2" table:number-columns-repeated="4"/>
          <table:table-cell table:number-columns-repeated="11"/>
        </table:table-row>
        <table:table-row table:style-name="ro2" table:number-rows-repeated="20">
          <table:table-cell table:number-columns-repeated="15"/>
        </table:table-row>
        <table:table-row table:style-name="ro1">
          <table:table-cell table:style-name="ce1" office:value-type="string" calcext:value-type="string">
            <text:p>L1-data Size</text:p>
          </table:table-cell>
          <table:table-cell table:style-name="ce1" office:value-type="string" calcext:value-type="string">
            <text:p>429mcf</text:p>
          </table:table-cell>
          <table:table-cell table:style-name="ce1" office:value-type="string" calcext:value-type="string">
            <text:p>401bzip2</text:p>
          </table:table-cell>
          <table:table-cell table:number-columns-repeated="4"/>
          <table:table-cell table:style-name="ce1" office:value-type="string" calcext:value-type="string">
            <text:p>L1-data Size</text:p>
          </table:table-cell>
          <table:table-cell table:style-name="ce1" office:value-type="string" calcext:value-type="string">
            <text:p>%429mcf</text:p>
          </table:table-cell>
          <table:table-cell table:style-name="ce1" office:value-type="string" calcext:value-type="string">
            <text:p>%401bzip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128kB</text:p>
          </table:table-cell>
          <table:table-cell table:style-name="ce2" office:value-type="float" office:value="1.137562" calcext:value-type="float">
            <text:p>1.137562</text:p>
          </table:table-cell>
          <table:table-cell table:style-name="ce2" office:value-type="float" office:value="1.594889" calcext:value-type="float">
            <text:p>1.594889</text:p>
          </table:table-cell>
          <table:table-cell table:number-columns-repeated="4"/>
          <table:table-cell table:style-name="ce2" office:value-type="string" calcext:value-type="string">
            <text:p>128kB</text:p>
          </table:table-cell>
          <table:table-cell table:number-columns-repeated="2" table:style-name="ce8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256kB</text:p>
          </table:table-cell>
          <table:table-cell table:style-name="ce2" office:value-type="float" office:value="1.138807" calcext:value-type="float">
            <text:p>1.138807</text:p>
          </table:table-cell>
          <table:table-cell table:style-name="ce2" office:value-type="float" office:value="1.537472" calcext:value-type="float">
            <text:p>1.537472</text:p>
          </table:table-cell>
          <table:table-cell table:number-columns-repeated="4"/>
          <table:table-cell table:style-name="ce2" office:value-type="string" calcext:value-type="string">
            <text:p>256kB</text:p>
          </table:table-cell>
          <table:table-cell table:style-name="ce8" table:formula="of:=[.B52]/[.B53]" office:value-type="percentage" office:value="0.998906750660999" calcext:value-type="percentage">
            <text:p>99.89%</text:p>
          </table:table-cell>
          <table:table-cell table:style-name="ce8" table:formula="of:=[.C52]/[.C53]" office:value-type="percentage" office:value="1.03734507034925" calcext:value-type="percentage">
            <text:p>103.73%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512kB</text:p>
          </table:table-cell>
          <table:table-cell table:style-name="ce2" office:value-type="float" office:value="1.133927" calcext:value-type="float">
            <text:p>1.133927</text:p>
          </table:table-cell>
          <table:table-cell table:style-name="ce2" office:value-type="float" office:value="1.526448" calcext:value-type="float">
            <text:p>1.526448</text:p>
          </table:table-cell>
          <table:table-cell table:number-columns-repeated="4"/>
          <table:table-cell table:style-name="ce2" office:value-type="string" calcext:value-type="string">
            <text:p>512kB</text:p>
          </table:table-cell>
          <table:table-cell table:style-name="ce8" table:formula="of:=[.B52]/[.B54]" office:value-type="percentage" office:value="1.00320567373385" calcext:value-type="percentage">
            <text:p>100.32%</text:p>
          </table:table-cell>
          <table:table-cell table:style-name="ce8" table:formula="of:=[.C52]/[.C54]" office:value-type="percentage" office:value="1.04483677138035" calcext:value-type="percentage">
            <text:p>104.48%</text:p>
          </table:table-cell>
          <table:table-cell table:number-columns-repeated="5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4"/>
          <table:table-cell table:style-name="ce23"/>
        </table:table-row>
        <table:table-row table:style-name="ro2">
          <table:table-cell/>
          <table:table-cell table:style-name="ce2" table:number-columns-repeated="2"/>
          <table:table-cell table:number-columns-repeated="12"/>
        </table:table-row>
        <table:table-row table:style-name="ro2" table:number-rows-repeated="18">
          <table:table-cell table:number-columns-repeated="15"/>
        </table:table-row>
        <table:table-row table:style-name="ro1">
          <table:table-cell table:style-name="ce1" office:value-type="string" calcext:value-type="string">
            <text:p>L2 Size</text:p>
          </table:table-cell>
          <table:table-cell table:style-name="ce1" office:value-type="string" calcext:value-type="string">
            <text:p>429mcf</text:p>
          </table:table-cell>
          <table:table-cell table:style-name="ce1" office:value-type="string" calcext:value-type="string">
            <text:p>401bzip2</text:p>
          </table:table-cell>
          <table:table-cell table:number-columns-repeated="4"/>
          <table:table-cell table:style-name="ce1" office:value-type="string" calcext:value-type="string">
            <text:p>L2 Size</text:p>
          </table:table-cell>
          <table:table-cell table:style-name="ce1" office:value-type="string" calcext:value-type="string">
            <text:p>%429mcf</text:p>
          </table:table-cell>
          <table:table-cell table:style-name="ce1" office:value-type="string" calcext:value-type="string">
            <text:p>%401bzip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1024kB</text:p>
          </table:table-cell>
          <table:table-cell table:style-name="ce2" office:value-type="float" office:value="1.139401" calcext:value-type="float">
            <text:p>1.139401</text:p>
          </table:table-cell>
          <table:table-cell table:style-name="ce2" office:value-type="float" office:value="1.579862" calcext:value-type="float">
            <text:p>1.579862</text:p>
          </table:table-cell>
          <table:table-cell table:number-columns-repeated="4"/>
          <table:table-cell table:style-name="ce2" office:value-type="string" calcext:value-type="string">
            <text:p>1024kB</text:p>
          </table:table-cell>
          <table:table-cell table:number-columns-repeated="2" table:style-name="ce8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2048kB</text:p>
          </table:table-cell>
          <table:table-cell table:style-name="ce2" office:value-type="float" office:value="1.137664" calcext:value-type="float">
            <text:p>1.137664</text:p>
          </table:table-cell>
          <table:table-cell table:style-name="ce2" office:value-type="float" office:value="1.560921" calcext:value-type="float">
            <text:p>1.560921</text:p>
          </table:table-cell>
          <table:table-cell table:number-columns-repeated="4"/>
          <table:table-cell table:style-name="ce2" office:value-type="string" calcext:value-type="string">
            <text:p>2048kB</text:p>
          </table:table-cell>
          <table:table-cell table:style-name="ce8" table:formula="of:=[.B77]/[.B78]" office:value-type="percentage" office:value="1.00152681283753" calcext:value-type="percentage">
            <text:p>100.15%</text:p>
          </table:table-cell>
          <table:table-cell table:style-name="ce8" table:formula="of:=[.C77]/[.C78]" office:value-type="percentage" office:value="1.01213450264299" calcext:value-type="percentage">
            <text:p>101.21%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4096kB</text:p>
          </table:table-cell>
          <table:table-cell table:style-name="ce2" office:value-type="float" office:value="1.138807" calcext:value-type="float">
            <text:p>1.138807</text:p>
          </table:table-cell>
          <table:table-cell table:style-name="ce2" office:value-type="float" office:value="1.537472" calcext:value-type="float">
            <text:p>1.537472</text:p>
          </table:table-cell>
          <table:table-cell table:number-columns-repeated="4"/>
          <table:table-cell table:style-name="ce2" office:value-type="string" calcext:value-type="string">
            <text:p>4096kB</text:p>
          </table:table-cell>
          <table:table-cell table:style-name="ce8" table:formula="of:=[.B77]/[.B79]" office:value-type="percentage" office:value="1.00052159847981" calcext:value-type="percentage">
            <text:p>100.05%</text:p>
          </table:table-cell>
          <table:table-cell table:style-name="ce8" table:formula="of:=[.C77]/[.C79]" office:value-type="percentage" office:value="1.02757123381759" calcext:value-type="percentage">
            <text:p>102.76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1:35:04.765374595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2-13T20:09:59.545000000</meta:creation-date>
    <dc:date>2021-12-16T11:40:51.168850384</dc:date>
    <meta:editing-duration>PT25M14S</meta:editing-duration>
    <meta:editing-cycles>6</meta:editing-cycles>
    <meta:generator>LibreOffice/6.3.2.2$Linux_X86_64 LibreOffice_project/30$Build-2</meta:generator>
    <meta:document-statistic meta:table-count="1" meta:cell-count="126" meta:object-count="8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74cm" svg:height="9cm" xlink:href=".." xlink:type="simple" chart:class="chart:bar" chart:style-name="ch1">
        <chart:legend chart:legend-position="end" svg:x="13.305cm" svg:y="3.205cm" style:legend-expansion="high" chart:style-name="ch2"/>
        <chart:plot-area chart:style-name="ch3" table:cell-range-address="Φύλλο1.A26:Φύλλο1.F29" chart:data-source-has-labels="both" svg:x="1.324cm" svg:y="0.18cm" svg:width="11.668cm" svg:height="7.659cm">
          <chartooo:coordinate-region svg:x="1.945cm" svg:y="0.379cm" svg:width="11.047cm" svg:height="6.813cm"/>
          <chart:axis chart:dimension="x" chart:name="primary-x" chart:style-name="ch4" chartooo:axis-type="auto">
            <chartooo:date-scale/>
            <chart:title svg:x="5.91cm" svg:y="8.019cm" chart:style-name="ch5">
              <text:p>Cache Line Size</text:p>
            </chart:title>
            <chart:categories table:cell-range-address="Φύλλο1.A27:Φύλλο1.A29"/>
          </chart:axis>
          <chart:axis chart:dimension="y" chart:name="primary-y" chart:style-name="ch6">
            <chart:title svg:x="0.451cm" svg:y="4.331cm" chart:style-name="ch7">
              <text:p>CPI</text:p>
            </chart:title>
            <chart:grid chart:style-name="ch8" chart:class="major"/>
          </chart:axis>
          <chart:series chart:style-name="ch9" chart:values-cell-range-address="Φύλλο1.B27:Φύλλο1.B29" chart:label-cell-address="Φύλλο1.B26:Φύλλο1.B26" chart:class="chart:bar">
            <chart:data-point chart:repeated="3"/>
          </chart:series>
          <chart:series chart:style-name="ch10" chart:values-cell-range-address="Φύλλο1.C27:Φύλλο1.C29" chart:label-cell-address="Φύλλο1.C26:Φύλλο1.C26" chart:class="chart:bar">
            <chart:data-point chart:repeated="3"/>
          </chart:series>
          <chart:series chart:style-name="ch11" chart:values-cell-range-address="Φύλλο1.D27:Φύλλο1.D29" chart:label-cell-address="Φύλλο1.D26:Φύλλο1.D26" chart:class="chart:bar">
            <chart:data-point chart:repeated="3"/>
          </chart:series>
          <chart:series chart:style-name="ch12" chart:values-cell-range-address="Φύλλο1.E27:Φύλλο1.E29" chart:label-cell-address="Φύλλο1.E26:Φύλλο1.E26" chart:class="chart:bar">
            <chart:data-point chart:repeated="3"/>
          </chart:series>
          <chart:series chart:style-name="ch13" chart:values-cell-range-address="Φύλλο1.F27:Φύλλο1.F29" chart:label-cell-address="Φύλλο1.F26:Φύλλο1.F26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70lbm</text:p>
                <draw:g>
                  <svg:desc>Φύλλο1.B26:Φύλλο1.B26</svg:desc>
                </draw:g>
              </table:table-cell>
              <table:table-cell office:value-type="string">
                <text:p>458sjeng</text:p>
                <draw:g>
                  <svg:desc>Φύλλο1.C26:Φύλλο1.C26</svg:desc>
                </draw:g>
              </table:table-cell>
              <table:table-cell office:value-type="string">
                <text:p>456hmmer</text:p>
                <draw:g>
                  <svg:desc>Φύλλο1.D26:Φύλλο1.D26</svg:desc>
                </draw:g>
              </table:table-cell>
              <table:table-cell office:value-type="string">
                <text:p>429mcf</text:p>
                <draw:g>
                  <svg:desc>Φύλλο1.E26:Φύλλο1.E26</svg:desc>
                </draw:g>
              </table:table-cell>
              <table:table-cell office:value-type="string">
                <text:p>401bzip2</text:p>
                <draw:g>
                  <svg:desc>Φύλλο1.F26:Φύλλο1.F2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Φύλλο1.A27:Φύλλο1.A29</svg:desc>
                </draw:g>
              </table:table-cell>
              <table:table-cell office:value-type="float" office:value="3.919794">
                <text:p>3.919794</text:p>
                <draw:g>
                  <svg:desc>Φύλλο1.B27:Φύλλο1.B29</svg:desc>
                </draw:g>
              </table:table-cell>
              <table:table-cell office:value-type="float" office:value="11.664983">
                <text:p>11.664983</text:p>
                <draw:g>
                  <svg:desc>Φύλλο1.C27:Φύλλο1.C29</svg:desc>
                </draw:g>
              </table:table-cell>
              <table:table-cell office:value-type="float" office:value="1.185982">
                <text:p>1.185982</text:p>
                <draw:g>
                  <svg:desc>Φύλλο1.D27:Φύλλο1.D29</svg:desc>
                </draw:g>
              </table:table-cell>
              <table:table-cell office:value-type="float" office:value="1.152669">
                <text:p>1.152669</text:p>
                <draw:g>
                  <svg:desc>Φύλλο1.E27:Φύλλο1.E29</svg:desc>
                </draw:g>
              </table:table-cell>
              <table:table-cell office:value-type="float" office:value="1.638202">
                <text:p>1.638202</text:p>
                <draw:g>
                  <svg:desc>Φύλλο1.F27:Φύλλο1.F2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628334">
                <text:p>2.628334</text:p>
              </table:table-cell>
              <table:table-cell office:value-type="float" office:value="7.057547">
                <text:p>7.057547</text:p>
              </table:table-cell>
              <table:table-cell office:value-type="float" office:value="1.182639">
                <text:p>1.182639</text:p>
              </table:table-cell>
              <table:table-cell office:value-type="float" office:value="1.138807">
                <text:p>1.138807</text:p>
              </table:table-cell>
              <table:table-cell office:value-type="float" office:value="1.537472">
                <text:p>1.53747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991476">
                <text:p>1.991476</text:p>
              </table:table-cell>
              <table:table-cell office:value-type="float" office:value="5.011064">
                <text:p>5.011064</text:p>
              </table:table-cell>
              <table:table-cell office:value-type="float" office:value="1.178179">
                <text:p>1.178179</text:p>
              </table:table-cell>
              <table:table-cell office:value-type="float" office:value="1.114983">
                <text:p>1.114983</text:p>
              </table:table-cell>
              <table:table-cell office:value-type="float" office:value="1.533115">
                <text:p>1.533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81cm" svg:height="8.427cm" xlink:href=".." xlink:type="simple" chart:class="chart:bar" chart:style-name="ch1">
        <chart:legend chart:legend-position="end" svg:x="12.85cm" svg:y="3.665cm" style:legend-expansion="high" chart:style-name="ch2"/>
        <chart:plot-area chart:style-name="ch3" table:cell-range-address="Φύλλο1.A1:Φύλλο1.C5" chart:data-source-has-labels="both" svg:x="1.31cm" svg:y="0.168cm" svg:width="11.241cm" svg:height="7.11cm">
          <chartooo:coordinate-region svg:x="2.037cm" svg:y="0.368cm" svg:width="10.514cm" svg:height="6.263cm"/>
          <chart:axis chart:dimension="x" chart:name="primary-x" chart:style-name="ch4" chartooo:axis-type="auto">
            <chartooo:date-scale/>
            <chart:title svg:x="5.418cm" svg:y="7.446cm" chart:style-name="ch5">
              <text:p>Memory Association</text:p>
            </chart:title>
            <chart:categories table:cell-range-address="Φύλλο1.A2:Φύλλο1.A5"/>
          </chart:axis>
          <chart:axis chart:dimension="y" chart:name="primary-y" chart:style-name="ch6">
            <chart:title svg:x="0.451cm" svg:y="4.045cm" chart:style-name="ch7">
              <text:p>CPI</text:p>
            </chart:title>
            <chart:grid chart:style-name="ch8" chart:class="major"/>
          </chart:axis>
          <chart:series chart:style-name="ch9" chart:values-cell-range-address="Φύλλο1.B2:Φύλλο1.B5" chart:label-cell-address="Φύλλο1.B1:Φύλλο1.B1" chart:class="chart:bar">
            <chart:data-point chart:repeated="4"/>
          </chart:series>
          <chart:series chart:style-name="ch10" chart:values-cell-range-address="Φύλλο1.C2:Φύλλο1.C5" chart:label-cell-address="Φύλλο1.C1:Φύλλο1.C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29mcf</text:p>
                <draw:g>
                  <svg:desc>Φύλλο1.B1:Φύλλο1.B1</svg:desc>
                </draw:g>
              </table:table-cell>
              <table:table-cell office:value-type="string">
                <text:p>401bzip2</text:p>
                <draw:g>
                  <svg:desc>Φύλλο1.C1:Φύλλο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way</text:p>
                <draw:g>
                  <svg:desc>Φύλλο1.A2:Φύλλο1.A5</svg:desc>
                </draw:g>
              </table:table-cell>
              <table:table-cell office:value-type="float" office:value="1.138807">
                <text:p>1.138807</text:p>
                <draw:g>
                  <svg:desc>Φύλλο1.B2:Φύλλο1.B5</svg:desc>
                </draw:g>
              </table:table-cell>
              <table:table-cell office:value-type="float" office:value="1.537472">
                <text:p>1.537472</text:p>
                <draw:g>
                  <svg:desc>Φύλλο1.C2:Φύλλο1.C5</svg:desc>
                </draw:g>
              </table:table-cell>
            </table:table-row>
            <table:table-row>
              <table:table-cell office:value-type="string">
                <text:p>2-way</text:p>
              </table:table-cell>
              <table:table-cell office:value-type="float" office:value="1.134034">
                <text:p>1.134034</text:p>
              </table:table-cell>
              <table:table-cell office:value-type="float" office:value="1.534778">
                <text:p>1.534778</text:p>
              </table:table-cell>
            </table:table-row>
            <table:table-row>
              <table:table-cell office:value-type="string">
                <text:p>4-way</text:p>
              </table:table-cell>
              <table:table-cell office:value-type="float" office:value="1.133878">
                <text:p>1.133878</text:p>
              </table:table-cell>
              <table:table-cell office:value-type="float" office:value="1.533048">
                <text:p>1.533048</text:p>
              </table:table-cell>
            </table:table-row>
            <table:table-row>
              <table:table-cell office:value-type="string">
                <text:p>8-way</text:p>
              </table:table-cell>
              <table:table-cell office:value-type="float" office:value="1.133878">
                <text:p>1.133878</text:p>
              </table:table-cell>
              <table:table-cell office:value-type="float" office:value="1.533309">
                <text:p>1.5333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19cm" svg:height="8.95cm" xlink:href=".." xlink:type="simple" chart:class="chart:bar" chart:style-name="ch1">
        <chart:legend chart:legend-position="end" svg:x="13.171cm" svg:y="3.927cm" style:legend-expansion="high" chart:style-name="ch2"/>
        <chart:plot-area chart:style-name="ch3" table:cell-range-address="Φύλλο1.H1:Φύλλο1.J5" chart:data-source-has-labels="both" svg:x="1.227cm" svg:y="0.124cm" svg:width="11.526cm" svg:height="8.091cm">
          <chartooo:coordinate-region svg:x="2.827cm" svg:y="0.323cm" svg:width="9.926cm" svg:height="7.245cm"/>
          <chart:axis chart:dimension="x" chart:name="primary-x" chart:style-name="ch4" chartooo:axis-type="auto">
            <chartooo:date-scale/>
            <chart:title svg:x="5.478cm" svg:y="8.39cm" chart:style-name="ch5">
              <text:p>Memory Association</text:p>
            </chart:title>
            <chart:categories table:cell-range-address="Φύλλο1.H2:Φύλλο1.H5"/>
          </chart:axis>
          <chart:axis chart:dimension="y" chart:name="primary-y" chart:style-name="ch6">
            <chart:title svg:x="0.355cm" svg:y="5.655cm" chart:style-name="ch7">
              <text:p>IPC Improvement %</text:p>
            </chart:title>
            <chart:grid chart:style-name="ch8" chart:class="major"/>
          </chart:axis>
          <chart:series chart:style-name="ch9" chart:values-cell-range-address="Φύλλο1.I2:Φύλλο1.I5" chart:label-cell-address="Φύλλο1.I1:Φύλλο1.I1" chart:class="chart:bar">
            <chart:data-point chart:repeated="4"/>
          </chart:series>
          <chart:series chart:style-name="ch10" chart:values-cell-range-address="Φύλλο1.J2:Φύλλο1.J5" chart:label-cell-address="Φύλλο1.J1:Φύλλο1.J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429mcf</text:p>
                <draw:g>
                  <svg:desc>Φύλλο1.I1:Φύλλο1.I1</svg:desc>
                </draw:g>
              </table:table-cell>
              <table:table-cell office:value-type="string">
                <text:p>%401bzip2</text:p>
                <draw:g>
                  <svg:desc>Φύλλο1.J1:Φύλλο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way</text:p>
                <draw:g>
                  <svg:desc>Φύλλο1.H2:Φύλλο1.H5</svg:desc>
                </draw:g>
              </table:table-cell>
              <table:table-cell office:value-type="float" office:value="1">
                <text:p>1</text:p>
                <draw:g>
                  <svg:desc>Φύλλο1.I2:Φύλλο1.I5</svg:desc>
                </draw:g>
              </table:table-cell>
              <table:table-cell office:value-type="float" office:value="1">
                <text:p>1</text:p>
                <draw:g>
                  <svg:desc>Φύλλο1.J2:Φύλλο1.J5</svg:desc>
                </draw:g>
              </table:table-cell>
            </table:table-row>
            <table:table-row>
              <table:table-cell office:value-type="string">
                <text:p>2-way</text:p>
              </table:table-cell>
              <table:table-cell office:value-type="float" office:value="1.00420886851717">
                <text:p>1.00420886851717</text:p>
              </table:table-cell>
              <table:table-cell office:value-type="float" office:value="1.00175530272131">
                <text:p>1.00175530272131</text:p>
              </table:table-cell>
            </table:table-row>
            <table:table-row>
              <table:table-cell office:value-type="string">
                <text:p>4-way</text:p>
              </table:table-cell>
              <table:table-cell office:value-type="float" office:value="1.0043470285163">
                <text:p>1.0043470285163</text:p>
              </table:table-cell>
              <table:table-cell office:value-type="float" office:value="1.00288575439256">
                <text:p>1.00288575439256</text:p>
              </table:table-cell>
            </table:table-row>
            <table:table-row>
              <table:table-cell office:value-type="string">
                <text:p>8-way</text:p>
              </table:table-cell>
              <table:table-cell office:value-type="float" office:value="1.0043470285163">
                <text:p>1.0043470285163</text:p>
              </table:table-cell>
              <table:table-cell office:value-type="float" office:value="1.00271504308655">
                <text:p>1.002715043086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74cm" svg:height="9cm" xlink:href=".." xlink:type="simple" chart:class="chart:bar" chart:style-name="ch1">
        <chart:legend chart:legend-position="end" svg:x="12.988cm" svg:y="3.205cm" style:legend-expansion="high" chart:style-name="ch2"/>
        <chart:plot-area chart:style-name="ch3" table:cell-range-address="Φύλλο1.H26:Φύλλο1.M29" chart:data-source-has-labels="both" svg:x="1.324cm" svg:y="0.18cm" svg:width="11.351cm" svg:height="7.659cm">
          <chartooo:coordinate-region svg:x="2.924cm" svg:y="0.379cm" svg:width="9.751cm" svg:height="6.813cm"/>
          <chart:axis chart:dimension="x" chart:name="primary-x" chart:style-name="ch4" chartooo:axis-type="auto">
            <chartooo:date-scale/>
            <chart:title svg:x="5.751cm" svg:y="8.019cm" chart:style-name="ch5">
              <text:p>Cache Line Size</text:p>
            </chart:title>
            <chart:categories table:cell-range-address="Φύλλο1.H27:Φύλλο1.H29"/>
          </chart:axis>
          <chart:axis chart:dimension="y" chart:name="primary-y" chart:style-name="ch6">
            <chart:title svg:x="0.451cm" svg:y="5.495cm" chart:style-name="ch7">
              <text:p>IPC Improvement %</text:p>
            </chart:title>
            <chart:grid chart:style-name="ch8" chart:class="major"/>
          </chart:axis>
          <chart:series chart:style-name="ch9" chart:values-cell-range-address="Φύλλο1.I27:Φύλλο1.I29" chart:label-cell-address="Φύλλο1.I26:Φύλλο1.I26" chart:class="chart:bar">
            <chart:data-point chart:repeated="3"/>
          </chart:series>
          <chart:series chart:style-name="ch10" chart:values-cell-range-address="Φύλλο1.J27:Φύλλο1.J29" chart:label-cell-address="Φύλλο1.J26:Φύλλο1.J26" chart:class="chart:bar">
            <chart:data-point chart:repeated="3"/>
          </chart:series>
          <chart:series chart:style-name="ch11" chart:values-cell-range-address="Φύλλο1.K27:Φύλλο1.K29" chart:label-cell-address="Φύλλο1.K26:Φύλλο1.K26" chart:class="chart:bar">
            <chart:data-point chart:repeated="3"/>
          </chart:series>
          <chart:series chart:style-name="ch12" chart:values-cell-range-address="Φύλλο1.L27:Φύλλο1.L29" chart:label-cell-address="Φύλλο1.L26:Φύλλο1.L26" chart:class="chart:bar">
            <chart:data-point chart:repeated="3"/>
          </chart:series>
          <chart:series chart:style-name="ch13" chart:values-cell-range-address="Φύλλο1.M27:Φύλλο1.M29" chart:label-cell-address="Φύλλο1.M26:Φύλλο1.M26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470lbm</text:p>
                <draw:g>
                  <svg:desc>Φύλλο1.I26:Φύλλο1.I26</svg:desc>
                </draw:g>
              </table:table-cell>
              <table:table-cell office:value-type="string">
                <text:p>%458sjeng</text:p>
                <draw:g>
                  <svg:desc>Φύλλο1.J26:Φύλλο1.J26</svg:desc>
                </draw:g>
              </table:table-cell>
              <table:table-cell office:value-type="string">
                <text:p>%456hmmer</text:p>
                <draw:g>
                  <svg:desc>Φύλλο1.K26:Φύλλο1.K26</svg:desc>
                </draw:g>
              </table:table-cell>
              <table:table-cell office:value-type="string">
                <text:p>%429mcf</text:p>
                <draw:g>
                  <svg:desc>Φύλλο1.L26:Φύλλο1.L26</svg:desc>
                </draw:g>
              </table:table-cell>
              <table:table-cell office:value-type="string">
                <text:p>%401bzip2</text:p>
                <draw:g>
                  <svg:desc>Φύλλο1.M26:Φύλλο1.M2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Φύλλο1.H27:Φύλλο1.H29</svg:desc>
                </draw:g>
              </table:table-cell>
              <table:table-cell office:value-type="float" office:value="1">
                <text:p>1</text:p>
                <draw:g>
                  <svg:desc>Φύλλο1.I27:Φύλλο1.I29</svg:desc>
                </draw:g>
              </table:table-cell>
              <table:table-cell office:value-type="float" office:value="1">
                <text:p>1</text:p>
                <draw:g>
                  <svg:desc>Φύλλο1.J27:Φύλλο1.J29</svg:desc>
                </draw:g>
              </table:table-cell>
              <table:table-cell office:value-type="float" office:value="1">
                <text:p>1</text:p>
                <draw:g>
                  <svg:desc>Φύλλο1.K27:Φύλλο1.K29</svg:desc>
                </draw:g>
              </table:table-cell>
              <table:table-cell office:value-type="float" office:value="1">
                <text:p>1</text:p>
                <draw:g>
                  <svg:desc>Φύλλο1.L27:Φύλλο1.L29</svg:desc>
                </draw:g>
              </table:table-cell>
              <table:table-cell office:value-type="float" office:value="1">
                <text:p>1</text:p>
                <draw:g>
                  <svg:desc>Φύλλο1.M27:Φύλλο1.M2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49136068703597">
                <text:p>1.49136068703597</text:p>
              </table:table-cell>
              <table:table-cell office:value-type="float" office:value="1.65283816034098">
                <text:p>1.65283816034098</text:p>
              </table:table-cell>
              <table:table-cell office:value-type="float" office:value="1.00282672903566">
                <text:p>1.00282672903566</text:p>
              </table:table-cell>
              <table:table-cell office:value-type="float" office:value="1.01217238741947">
                <text:p>1.01217238741947</text:p>
              </table:table-cell>
              <table:table-cell office:value-type="float" office:value="1.06551664030304">
                <text:p>1.0655166403030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96828583422547">
                <text:p>1.96828583422547</text:p>
              </table:table-cell>
              <table:table-cell office:value-type="float" office:value="2.3278455433816">
                <text:p>2.3278455433816</text:p>
              </table:table-cell>
              <table:table-cell office:value-type="float" office:value="1.00662293250856">
                <text:p>1.00662293250856</text:p>
              </table:table-cell>
              <table:table-cell office:value-type="float" office:value="1.03379961846952">
                <text:p>1.03379961846952</text:p>
              </table:table-cell>
              <table:table-cell office:value-type="float" office:value="1.06854476017781">
                <text:p>1.068544760177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14cm" svg:height="9.009cm" xlink:href=".." xlink:type="simple" chart:class="chart:bar" chart:style-name="ch1">
        <chart:legend chart:legend-position="end" svg:x="13.083cm" svg:y="3.956cm" style:legend-expansion="high" chart:style-name="ch2"/>
        <chart:plot-area chart:style-name="ch3" table:cell-range-address="Φύλλο1.A51:Φύλλο1.C54" chart:data-source-has-labels="both" svg:x="1.315cm" svg:y="0.18cm" svg:width="11.464cm" svg:height="7.668cm">
          <chartooo:coordinate-region svg:x="2.042cm" svg:y="0.379cm" svg:width="10.737cm" svg:height="6.822cm"/>
          <chart:axis chart:dimension="x" chart:name="primary-x" chart:style-name="ch4" chartooo:axis-type="auto">
            <chartooo:date-scale/>
            <chart:title svg:x="6.05cm" svg:y="8.028cm" chart:style-name="ch5">
              <text:p>L1-Data Size</text:p>
            </chart:title>
            <chart:categories table:cell-range-address="Φύλλο1.A52:Φύλλο1.A54"/>
          </chart:axis>
          <chart:axis chart:dimension="y" chart:name="primary-y" chart:style-name="ch6">
            <chart:title svg:x="0.451cm" svg:y="4.336cm" chart:style-name="ch7">
              <text:p>CPI</text:p>
            </chart:title>
            <chart:grid chart:style-name="ch8" chart:class="major"/>
          </chart:axis>
          <chart:series chart:style-name="ch9" chart:values-cell-range-address="Φύλλο1.B52:Φύλλο1.B54" chart:label-cell-address="Φύλλο1.B51:Φύλλο1.B51" chart:class="chart:bar">
            <chart:data-point chart:repeated="3"/>
          </chart:series>
          <chart:series chart:style-name="ch10" chart:values-cell-range-address="Φύλλο1.C52:Φύλλο1.C54" chart:label-cell-address="Φύλλο1.C51:Φύλλο1.C5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29mcf</text:p>
                <draw:g>
                  <svg:desc>Φύλλο1.B51:Φύλλο1.B51</svg:desc>
                </draw:g>
              </table:table-cell>
              <table:table-cell office:value-type="string">
                <text:p>401bzip2</text:p>
                <draw:g>
                  <svg:desc>Φύλλο1.C51:Φύλλο1.C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kB</text:p>
                <draw:g>
                  <svg:desc>Φύλλο1.A52:Φύλλο1.A54</svg:desc>
                </draw:g>
              </table:table-cell>
              <table:table-cell office:value-type="float" office:value="1.137562">
                <text:p>1.137562</text:p>
                <draw:g>
                  <svg:desc>Φύλλο1.B52:Φύλλο1.B54</svg:desc>
                </draw:g>
              </table:table-cell>
              <table:table-cell office:value-type="float" office:value="1.594889">
                <text:p>1.594889</text:p>
                <draw:g>
                  <svg:desc>Φύλλο1.C52:Φύλλο1.C54</svg:desc>
                </draw:g>
              </table:table-cell>
            </table:table-row>
            <table:table-row>
              <table:table-cell office:value-type="string">
                <text:p>256kB</text:p>
              </table:table-cell>
              <table:table-cell office:value-type="float" office:value="1.138807">
                <text:p>1.138807</text:p>
              </table:table-cell>
              <table:table-cell office:value-type="float" office:value="1.537472">
                <text:p>1.537472</text:p>
              </table:table-cell>
            </table:table-row>
            <table:table-row>
              <table:table-cell office:value-type="string">
                <text:p>512kB</text:p>
              </table:table-cell>
              <table:table-cell office:value-type="float" office:value="1.133927">
                <text:p>1.133927</text:p>
              </table:table-cell>
              <table:table-cell office:value-type="float" office:value="1.526448">
                <text:p>1.526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81cm" svg:height="8.886cm" xlink:href=".." xlink:type="simple" chart:class="chart:bar" chart:style-name="ch1">
        <chart:legend chart:legend-position="end" svg:x="13.333cm" svg:y="3.895cm" style:legend-expansion="high" chart:style-name="ch2"/>
        <chart:plot-area chart:style-name="ch3" table:cell-range-address="Φύλλο1.H51:Φύλλο1.J54 Φύλλο1.L63:Φύλλο1.L63" chart:data-source-has-labels="both" svg:x="1.326cm" svg:y="0.177cm" svg:width="11.692cm" svg:height="7.551cm">
          <chartooo:coordinate-region svg:x="2.926cm" svg:y="0.376cm" svg:width="10.092cm" svg:height="6.705cm"/>
          <chart:axis chart:dimension="x" chart:name="primary-x" chart:style-name="ch4" chartooo:axis-type="auto">
            <chartooo:date-scale/>
            <chart:title svg:x="6.175cm" svg:y="7.905cm" chart:style-name="ch5">
              <text:p>L1-Data Size</text:p>
            </chart:title>
            <chart:categories table:cell-range-address="Φύλλο1.H52:Φύλλο1.H54 Φύλλο1.L63:Φύλλο1.L63"/>
          </chart:axis>
          <chart:axis chart:dimension="y" chart:name="primary-y" chart:style-name="ch6">
            <chart:title svg:x="0.451cm" svg:y="5.438cm" chart:style-name="ch7">
              <text:p>IPC Improvement %</text:p>
            </chart:title>
            <chart:grid chart:style-name="ch8" chart:class="major"/>
          </chart:axis>
          <chart:series chart:style-name="ch9" chart:values-cell-range-address="Φύλλο1.I52:Φύλλο1.I54" chart:label-cell-address="Φύλλο1.I51:Φύλλο1.I51" chart:class="chart:bar">
            <chart:data-point chart:repeated="3"/>
          </chart:series>
          <chart:series chart:style-name="ch10" chart:values-cell-range-address="Φύλλο1.J52:Φύλλο1.J54" chart:label-cell-address="Φύλλο1.J51:Φύλλο1.J5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429mcf</text:p>
                <draw:g>
                  <svg:desc>Φύλλο1.I51:Φύλλο1.I51</svg:desc>
                </draw:g>
              </table:table-cell>
              <table:table-cell office:value-type="string">
                <text:p>%401bzip2</text:p>
                <draw:g>
                  <svg:desc>Φύλλο1.J51:Φύλλο1.J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kB</text:p>
                <draw:g>
                  <svg:desc>Φύλλο1.H52:Φύλλο1.H54 Φύλλο1.L63:Φύλλο1.L63</svg:desc>
                </draw:g>
              </table:table-cell>
              <table:table-cell office:value-type="float" office:value="1">
                <text:p>1</text:p>
                <draw:g>
                  <svg:desc>Φύλλο1.I52:Φύλλο1.I54</svg:desc>
                </draw:g>
              </table:table-cell>
              <table:table-cell office:value-type="float" office:value="1">
                <text:p>1</text:p>
                <draw:g>
                  <svg:desc>Φύλλο1.J52:Φύλλο1.J54</svg:desc>
                </draw:g>
              </table:table-cell>
            </table:table-row>
            <table:table-row>
              <table:table-cell office:value-type="string">
                <text:p>256kB</text:p>
              </table:table-cell>
              <table:table-cell office:value-type="float" office:value="0.998906750660999">
                <text:p>0.998906750660999</text:p>
              </table:table-cell>
              <table:table-cell office:value-type="float" office:value="1.03734507034925">
                <text:p>1.03734507034925</text:p>
              </table:table-cell>
            </table:table-row>
            <table:table-row>
              <table:table-cell office:value-type="string">
                <text:p>512kB</text:p>
              </table:table-cell>
              <table:table-cell office:value-type="float" office:value="1.00320567373385">
                <text:p>1.00320567373385</text:p>
              </table:table-cell>
              <table:table-cell office:value-type="float" office:value="1.04483677138035">
                <text:p>1.044836771380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18cm" svg:height="8.992cm" xlink:href=".." xlink:type="simple" chart:class="chart:bar" chart:style-name="ch1">
        <chart:legend chart:legend-position="end" svg:x="13.087cm" svg:y="3.948cm" style:legend-expansion="high" chart:style-name="ch2"/>
        <chart:plot-area chart:style-name="ch3" table:cell-range-address="Φύλλο1.A76:Φύλλο1.C79" chart:data-source-has-labels="both" svg:x="1.315cm" svg:y="0.179cm" svg:width="11.468cm" svg:height="7.653cm">
          <chartooo:coordinate-region svg:x="2.042cm" svg:y="0.379cm" svg:width="10.741cm" svg:height="6.806cm"/>
          <chart:axis chart:dimension="x" chart:name="primary-x" chart:style-name="ch4" chartooo:axis-type="auto">
            <chartooo:date-scale/>
            <chart:title svg:x="6.449cm" svg:y="8.011cm" chart:style-name="ch5">
              <text:p>L2 Size</text:p>
            </chart:title>
            <chart:categories table:cell-range-address="Φύλλο1.A77:Φύλλο1.A79"/>
          </chart:axis>
          <chart:axis chart:dimension="y" chart:name="primary-y" chart:style-name="ch6">
            <chart:title svg:x="0.451cm" svg:y="4.327cm" chart:style-name="ch7">
              <text:p>CPI</text:p>
            </chart:title>
            <chart:grid chart:style-name="ch8" chart:class="major"/>
          </chart:axis>
          <chart:series chart:style-name="ch9" chart:values-cell-range-address="Φύλλο1.B77:Φύλλο1.B79" chart:label-cell-address="Φύλλο1.B76:Φύλλο1.B76" chart:class="chart:bar">
            <chart:data-point chart:repeated="3"/>
          </chart:series>
          <chart:series chart:style-name="ch10" chart:values-cell-range-address="Φύλλο1.C77:Φύλλο1.C79" chart:label-cell-address="Φύλλο1.C76:Φύλλο1.C7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29mcf</text:p>
                <draw:g>
                  <svg:desc>Φύλλο1.B76:Φύλλο1.B76</svg:desc>
                </draw:g>
              </table:table-cell>
              <table:table-cell office:value-type="string">
                <text:p>401bzip2</text:p>
                <draw:g>
                  <svg:desc>Φύλλο1.C76:Φύλλο1.C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24kB</text:p>
                <draw:g>
                  <svg:desc>Φύλλο1.A77:Φύλλο1.A79</svg:desc>
                </draw:g>
              </table:table-cell>
              <table:table-cell office:value-type="float" office:value="1.139401">
                <text:p>1.139401</text:p>
                <draw:g>
                  <svg:desc>Φύλλο1.B77:Φύλλο1.B79</svg:desc>
                </draw:g>
              </table:table-cell>
              <table:table-cell office:value-type="float" office:value="1.579862">
                <text:p>1.579862</text:p>
                <draw:g>
                  <svg:desc>Φύλλο1.C77:Φύλλο1.C79</svg:desc>
                </draw:g>
              </table:table-cell>
            </table:table-row>
            <table:table-row>
              <table:table-cell office:value-type="string">
                <text:p>2048kB</text:p>
              </table:table-cell>
              <table:table-cell office:value-type="float" office:value="1.137664">
                <text:p>1.137664</text:p>
              </table:table-cell>
              <table:table-cell office:value-type="float" office:value="1.560921">
                <text:p>1.560921</text:p>
              </table:table-cell>
            </table:table-row>
            <table:table-row>
              <table:table-cell office:value-type="string">
                <text:p>4096kB</text:p>
              </table:table-cell>
              <table:table-cell office:value-type="float" office:value="1.138807">
                <text:p>1.138807</text:p>
              </table:table-cell>
              <table:table-cell office:value-type="float" office:value="1.537472">
                <text:p>1.537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17cm" svg:height="8.897cm" xlink:href=".." xlink:type="simple" chart:class="chart:bar" chart:style-name="ch1">
        <chart:legend chart:legend-position="end" svg:x="13.369cm" svg:y="3.9cm" style:legend-expansion="high" chart:style-name="ch2"/>
        <chart:plot-area chart:style-name="ch3" table:cell-range-address="Φύλλο1.H76:Φύλλο1.J79" chart:data-source-has-labels="both" svg:x="1.327cm" svg:y="0.177cm" svg:width="11.726cm" svg:height="7.562cm">
          <chartooo:coordinate-region svg:x="2.927cm" svg:y="0.377cm" svg:width="10.126cm" svg:height="6.715cm"/>
          <chart:axis chart:dimension="x" chart:name="primary-x" chart:style-name="ch4" chartooo:axis-type="auto">
            <chartooo:date-scale/>
            <chart:title svg:x="6.59cm" svg:y="7.916cm" chart:style-name="ch5">
              <text:p>L2 Size</text:p>
            </chart:title>
            <chart:categories table:cell-range-address="Φύλλο1.H77:Φύλλο1.H79"/>
          </chart:axis>
          <chart:axis chart:dimension="y" chart:name="primary-y" chart:style-name="ch6">
            <chart:title svg:x="0.451cm" svg:y="5.444cm" chart:style-name="ch7">
              <text:p>IPC Improvement %</text:p>
            </chart:title>
            <chart:grid chart:style-name="ch8" chart:class="major"/>
          </chart:axis>
          <chart:series chart:style-name="ch9" chart:values-cell-range-address="Φύλλο1.I77:Φύλλο1.I79" chart:label-cell-address="Φύλλο1.I76:Φύλλο1.I76" chart:class="chart:bar">
            <chart:data-point chart:repeated="3"/>
          </chart:series>
          <chart:series chart:style-name="ch10" chart:values-cell-range-address="Φύλλο1.J77:Φύλλο1.J79" chart:label-cell-address="Φύλλο1.J76:Φύλλο1.J7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429mcf</text:p>
                <draw:g>
                  <svg:desc>Φύλλο1.I76:Φύλλο1.I76</svg:desc>
                </draw:g>
              </table:table-cell>
              <table:table-cell office:value-type="string">
                <text:p>%401bzip2</text:p>
                <draw:g>
                  <svg:desc>Φύλλο1.J76:Φύλλο1.J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24kB</text:p>
                <draw:g>
                  <svg:desc>Φύλλο1.H77:Φύλλο1.H79</svg:desc>
                </draw:g>
              </table:table-cell>
              <table:table-cell office:value-type="float" office:value="1">
                <text:p>1</text:p>
                <draw:g>
                  <svg:desc>Φύλλο1.I77:Φύλλο1.I79</svg:desc>
                </draw:g>
              </table:table-cell>
              <table:table-cell office:value-type="float" office:value="1">
                <text:p>1</text:p>
                <draw:g>
                  <svg:desc>Φύλλο1.J77:Φύλλο1.J79</svg:desc>
                </draw:g>
              </table:table-cell>
            </table:table-row>
            <table:table-row>
              <table:table-cell office:value-type="string">
                <text:p>2048kB</text:p>
              </table:table-cell>
              <table:table-cell office:value-type="float" office:value="1.00152681283753">
                <text:p>1.00152681283753</text:p>
              </table:table-cell>
              <table:table-cell office:value-type="float" office:value="1.01213450264299">
                <text:p>1.01213450264299</text:p>
              </table:table-cell>
            </table:table-row>
            <table:table-row>
              <table:table-cell office:value-type="string">
                <text:p>4096kB</text:p>
              </table:table-cell>
              <table:table-cell office:value-type="float" office:value="1.00052159847981">
                <text:p>1.00052159847981</text:p>
              </table:table-cell>
              <table:table-cell office:value-type="float" office:value="1.02757123381759">
                <text:p>1.027571233817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